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  <style:text-properties fo:font-family="'Courier New'" style:font-family-generic="modern" style:font-pitch="fixed" fo:font-weight="bold"/>
    </style:style>
    <style:style style:name="P4" style:family="paragraph">
      <style:paragraph-properties fo:text-align="start"/>
      <style:text-properties fo:font-family="'Courier New'" style:font-family-generic="modern" style:font-pitch="fixed" fo:font-weight="bold"/>
    </style:style>
    <style:style style:name="T1" style:family="text">
      <style:text-properties fo:font-family="'Courier New'" style:font-family-generic="modern" style:font-pitch="fixed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8.105cm" svg:y1="0.648cm" svg:x2="5.841cm" svg:y2="0.648cm">
            <text:p text:style-name="P2"/>
          </draw:line>
          <draw:line draw:style-name="gr1" draw:text-style-name="P1" draw:layer="layout" svg:x1="8.095cm" svg:y1="2.663cm" svg:x2="8.095cm" svg:y2="0.635cm">
            <text:p text:style-name="P2"/>
          </draw:line>
        </draw:g>
        <draw:line draw:style-name="gr1" draw:text-style-name="P1" draw:layer="layout" svg:x1="0.594cm" svg:y1="7.575cm" svg:x2="1.485cm" svg:y2="7.575cm">
          <text:p text:style-name="P2"/>
        </draw:line>
        <draw:line draw:style-name="gr1" draw:text-style-name="P1" draw:layer="layout" svg:x1="0.604cm" svg:y1="5.325cm" svg:x2="0.604cm" svg:y2="7.589cm">
          <text:p text:style-name="P2"/>
        </draw:line>
        <draw:line draw:style-name="gr1" draw:text-style-name="P1" draw:layer="layout" svg:x1="8.131cm" svg:y1="7.595cm" svg:x2="6.844cm" svg:y2="7.595cm">
          <text:p text:style-name="P2"/>
        </draw:line>
        <draw:line draw:style-name="gr1" draw:text-style-name="P1" draw:layer="layout" svg:x1="8.121cm" svg:y1="5.345cm" svg:x2="8.121cm" svg:y2="7.609cm">
          <text:p text:style-name="P2"/>
        </draw:line>
        <draw:frame draw:style-name="gr2" draw:layer="layout" svg:width="3.216cm" svg:height="0.963cm" svg:x="2.858cm" svg:y="0.179cm">
          <draw:text-box>
            <text:p text:style-name="P2">BOUNCE</text:p>
          </draw:text-box>
        </draw:frame>
        <draw:frame draw:style-name="gr3" draw:text-style-name="P2" draw:layer="layout" svg:width="3.048cm" svg:height="1.129cm" draw:transform="rotate (1.5707963267946) translate (0.228cm 5.623cm)">
          <draw:text-box>
            <text:p text:style-name="P2">THROW</text:p>
          </draw:text-box>
        </draw:frame>
        <draw:frame draw:style-name="gr2" draw:text-style-name="P2" draw:layer="layout" svg:width="2.691cm" svg:height="0.963cm" draw:transform="rotate (-1.57079632679579) translate (8.491cm 2.7cm)">
          <draw:text-box>
            <text:p text:style-name="P2">CATCH</text:p>
          </draw:text-box>
        </draw:frame>
        <draw:frame draw:style-name="gr2" draw:layer="layout" svg:width="2.157cm" svg:height="0.963cm" svg:x="1.34cm" svg:y="7.092cm">
          <draw:text-box>
            <text:p text:style-name="P2">ROLL</text:p>
          </draw:text-box>
        </draw:frame>
        <draw:frame draw:style-name="gr2" draw:text-style-name="P4" draw:layer="layout" svg:width="6.217cm" svg:height="5.291cm" svg:x="1.327cm" svg:y="1.483cm">
          <draw:text-box>
            <text:p text:style-name="P3"><text:span text:style-name="T1">Size <text:s text:c="2"/>= 3</text:span></text:p>
            <text:p text:style-name="P3"><text:span text:style-name="T1">Shape <text:s/>= round</text:span></text:p>
            <text:p text:style-name="P3"><text:span text:style-name="T1">Comp <text:s text:c="2"/>= rubber</text:span></text:p>
            <text:p text:style-name="P3"><text:span text:style-name="T1">Weight = 2</text:span></text:p>
            <text:p text:style-name="P3"><text:span text:style-name="T1">Color <text:s/>= yellow</text:span></text:p>
            <text:p text:style-name="P3"><text:span text:style-name="T1">Speed <text:s/>= 32</text:span></text:p>
            <text:p text:style-name="P3"><text:span text:style-name="T1">Pos <text:s text:c="3"/>= 4</text:span></text:p>
          </draw:text-box>
        </draw:frame>
        <draw:frame draw:style-name="gr2" draw:layer="layout" svg:width="2.238cm" svg:height="0.963cm" svg:x="4.764cm" svg:y="7.126cm">
          <draw:text-box>
            <text:p text:style-name="P2">TOSS</text:p>
          </draw:text-box>
        </draw:frame>
        <draw:line draw:style-name="gr4" draw:text-style-name="P1" draw:layer="layout" svg:x1="3.38cm" svg:y1="7.625cm" svg:x2="4.88cm" svg:y2="7.62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0T22:54:48</meta:creation-date>
    <dc:date>2009-01-30T06:40:03</dc:date>
    <dc:language>en-US</dc:language>
    <meta:editing-cycles>5</meta:editing-cycles>
    <meta:editing-duration>PT7H32M24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